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entury Schoolbook L" style:font-name-asian="Century Schoolbook L"/>
    </style:style>
    <style:style style:name="P3" style:family="paragraph" style:parent-style-name="Standard">
      <style:text-properties style:font-name="Century Schoolbook L" fo:font-size="10pt" fo:font-weight="normal" style:font-name-asian="Century Schoolbook 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IPA明朝"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text-properties style:font-name="IPA明朝" fo:font-size="12pt" fo:font-weight="normal" style:font-name-asian="Century Schoolbook 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Century Schoolbook L" fo:background-color="transparent" style:font-name-asian="Century Schoolbook L"/>
    </style:style>
    <style:style style:name="P7" style:family="paragraph" style:parent-style-name="Standard">
      <style:paragraph-properties fo:background-color="#ffffcc">
        <style:background-image/>
      </style:paragraph-properties>
      <style:text-properties style:font-name="Century Schoolbook L" fo:background-color="#ffffcc" style:font-name-asian="Century Schoolbook L"/>
    </style:style>
    <style:style style:name="P8" style:family="paragraph" style:parent-style-name="Standard">
      <style:paragraph-properties fo:background-color="#ffffcc">
        <style:background-image/>
      </style:paragraph-properties>
      <style:text-properties style:font-name="Century Schoolbook L" fo:background-color="transparent" style:font-name-asian="Century Schoolbook L"/>
    </style:style>
    <style:style style:name="P9" style:family="paragraph" style:parent-style-name="Standard">
      <style:paragraph-properties fo:background-color="#ffffcc">
        <style:background-image/>
      </style:paragraph-properties>
      <style:text-properties fo:color="#ff0000" style:font-name="Century Schoolbook L" fo:background-color="transparent" style:font-name-asian="Century Schoolbook L"/>
    </style:style>
    <style:style style:name="P10" style:family="paragraph" style:parent-style-name="Standard">
      <style:paragraph-properties fo:background-color="#ffffcc">
        <style:background-image/>
      </style:paragraph-properties>
      <style:text-properties fo:color="#ff0000" style:font-name="Century Schoolbook L" fo:background-color="#ffffcc" style:font-name-asian="Century Schoolbook L"/>
    </style:style>
    <style:style style:name="P11" style:family="paragraph" style:parent-style-name="Standard">
      <style:paragraph-properties fo:background-color="#ffffcc">
        <style:background-image/>
      </style:paragraph-properties>
      <style:text-properties fo:color="#ff0000" style:font-name="Century Schoolbook L" fo:background-color="#ffffcc" style:font-name-asian="Century Schoolbook L"/>
    </style:style>
    <style:style style:name="P12" style:family="paragraph" style:parent-style-name="Standard">
      <style:paragraph-properties fo:background-color="#3deb3d">
        <style:background-image/>
      </style:paragraph-properties>
      <style:text-properties style:font-name="Century Schoolbook L" fo:background-color="#3deb3d" style:font-name-asian="Century Schoolbook L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font-name="Century Schoolbook L" fo:background-color="transparent" style:font-name-asian="Century Schoolbook L"/>
    </style:style>
    <style:style style:name="T1" style:family="text">
      <style:text-properties fo:background-color="#ffffcc"/>
    </style:style>
    <style:style style:name="T2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alTimeController(DS1337)</text:p>
      <text:p text:style-name="P5"/>
      <text:p text:style-name="P3">20131108</text:p>
      <text:p text:style-name="P2">This use i2c_rd and i2c_wr.</text:p>
      <text:p text:style-name="P2"/>
      <text:p text:style-name="P2">Reference; </text:p>
      <text:p text:style-name="P2">DS1337_1.3.f </text:p>
      <text:p text:style-name="P2"/>
      <text:p text:style-name="P2">Connection</text:p>
      <text:p text:style-name="P12"><text:s text:c="3"/>RTC DS1337 <text:s text:c="4"/>Propeller </text:p>
      <text:p text:style-name="P12"><text:s text:c="16"/>scl <text:s text:c="3"/>---- <text:s/>P28 <text:s text:c="2"/></text:p>
      <text:p text:style-name="P12"><text:s text:c="15"/>sda <text:s text:c="3"/>---- <text:s/>P29 </text:p>
      <text:p text:style-name="P12"><text:s text:c="12"/>INTA <text:s text:c="2"/>---- <text:s/>n LED p --- 220ohm -- 3.3V </text:p>
      <text:p text:style-name="P12"><text:s text:c="3"/>SQW/INTB <text:s/>---- <text:s/>n LED p --- 220ohm – 3.3V</text:p>
      <text:p text:style-name="P6"/>
      <text:p text:style-name="P6">--- <text:s/>Display register value </text:p>
      <text:p text:style-name="P7">Prop0 Cog6 ok </text:p>
      <text:p text:style-name="P9">disp_reg </text:p>
      <text:p text:style-name="P7">Address(hex) <text:s/>value(hex) </text:p>
      <text:p text:style-name="P7"><text:s text:c="8"/>00 <text:s text:c="14"/>33 </text:p>
      <text:p text:style-name="P7"><text:s text:c="8"/>01 <text:s text:c="14"/>03 </text:p>
      <text:p text:style-name="P7"><text:s text:c="8"/>02 <text:s text:c="14"/>00 </text:p>
      <text:p text:style-name="P7"><text:s text:c="8"/>03 <text:s text:c="14"/>01 </text:p>
      <text:p text:style-name="P7"><text:s text:c="8"/>04 <text:s text:c="14"/>01 </text:p>
      <text:p text:style-name="P7"><text:s text:c="8"/>05 <text:s text:c="14"/>01 </text:p>
      <text:p text:style-name="P7"><text:s text:c="8"/>06 <text:s text:c="14"/>00 </text:p>
      <text:p text:style-name="P7"><text:s text:c="8"/>07 <text:s text:c="14"/>00 </text:p>
      <text:p text:style-name="P7"><text:s text:c="8"/>08 <text:s text:c="14"/>00 </text:p>
      <text:p text:style-name="P7"><text:s text:c="8"/>09 <text:s text:c="14"/>00 </text:p>
      <text:p text:style-name="P7"><text:s text:c="8"/>0A <text:s text:c="13"/>00 </text:p>
      <text:p text:style-name="P7"><text:s text:c="8"/>0B <text:s text:c="13"/>00 </text:p>
      <text:p text:style-name="P7"><text:s text:c="8"/>0C <text:s text:c="13"/>00 </text:p>
      <text:p text:style-name="P7"><text:s text:c="8"/>0D <text:s text:c="13"/>00 </text:p>
      <text:p text:style-name="P7"><text:s text:c="8"/>0E <text:s text:c="13"/>18 </text:p>
      <text:p text:style-name="P7"><text:s text:c="8"/>0F <text:s text:c="13"/>80 </text:p>
      <text:p text:style-name="P7">Prop0 Cog6 ok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et 24Hour-mode/Date on current/alarm1/alarm2 by set_current</text:p>
      <text:p text:style-name="P6">--- Set current-time to 2013/11/5 TUE 20:28:00 </text:p>
      <text:p text:style-name="P10">2013 11 5 2 20 28 set_current</text:p>
      <text:p text:style-name="P10"/>
      <text:p text:style-name="P7">CurrentTime </text:p>
      <text:p text:style-name="P7">Year: 2013 </text:p>
      <text:p text:style-name="P7">Date: NOV 5 TUE </text:p>
      <text:p text:style-name="P7">Time: 20:28:00 </text:p>
      <text:p text:style-name="P8"><text:span text:style-name="T1">Prop0 Cog6 ok</text:span> </text:p>
      <text:p text:style-name="P6">Week is defined by 'rtc_week'.</text:p>
      <text:p text:style-name="P6"/>
      <text:p text:style-name="P6">--- Set alarm1 to [Date]5 20:30:00 </text:p>
      <text:p text:style-name="P10">5 20 30 set_alm1</text:p>
      <text:p text:style-name="P7"/>
      <text:p text:style-name="P7">Alarm1 setting </text:p>
      <text:p text:style-name="P7">Date: 5 </text:p>
      <text:p text:style-name="P7">Time: 20:30:00 </text:p>
      <text:p text:style-name="P7"/>
      <text:p text:style-name="P7">Alarm1 Interupt:Enabled </text:p>
      <text:p text:style-name="P7">Alarm2 Interupt:Disabled </text:p>
      <text:p text:style-name="P7">Prop0 Cog6 ok </text:p>
      <text:p text:style-name="P6"/>
      <text:p text:style-name="P6">--- Set alarm2 to [Date]2 20:33 </text:p>
      <text:p text:style-name="P10">2 20 33 set_alm2</text:p>
      <text:p text:style-name="P7"/>
      <text:p text:style-name="P7">Alarm2 setting </text:p>
      <text:p text:style-name="P7">Date: 2 </text:p>
      <text:p text:style-name="P7">Time: 20:33 </text:p>
      <text:p text:style-name="P7"/>
      <text:p text:style-name="P7">Alarm1 Interupt:Enabled </text:p>
      <text:p text:style-name="P7">Alarm2 Interupt:Enabled </text:p>
      <text:p text:style-name="P7">Prop0 Cog6 ok</text:p>
      <text:p text:style-name="P6"/>
      <text:p text:style-name="P6">--- Check alarm1/alarm2 flag </text:p>
      <text:p text:style-name="P10">chk_INT</text:p>
      <text:p text:style-name="P7">Alarm1 Flag:0 </text:p>
      <text:p text:style-name="P7">Alarm2 Flag:0 </text:p>
      <text:p text:style-name="P7"/>
      <text:p text:style-name="P7">Prop0 Cog6 ok </text:p>
      <text:p text:style-name="P6"/>
      <text:p text:style-name="P6"/>
      <text:p text:style-name="P6"/>
      <text:p text:style-name="P6"/>
      <text:p text:style-name="P6"/>
      <text:p text:style-name="P6"><text:soft-page-break/>--- Display all setting </text:p>
      <text:p text:style-name="P10">all</text:p>
      <text:p text:style-name="P7"/>
      <text:p text:style-name="P7">CurrentTime </text:p>
      <text:p text:style-name="P7">Year: 2013 </text:p>
      <text:p text:style-name="P7">Date: NOV 5 TUE </text:p>
      <text:p text:style-name="P7">Time: 20:29:01 </text:p>
      <text:p text:style-name="P7"/>
      <text:p text:style-name="P7">Alarm1 setting </text:p>
      <text:p text:style-name="P7">Date: 5 </text:p>
      <text:p text:style-name="P7">Time: 20:30:00 </text:p>
      <text:p text:style-name="P7"/>
      <text:p text:style-name="P7">Alarm2 setting </text:p>
      <text:p text:style-name="P7">Date: 2 </text:p>
      <text:p text:style-name="P7">Time: 20:33 </text:p>
      <text:p text:style-name="P7">Prop0 Cog6 ok</text:p>
      <text:p text:style-name="P6">--- Change alarm2 to week of day </text:p>
      <text:p text:style-name="P10">1 alarm2 alm_Day</text:p>
      <text:p text:style-name="P7">Prop0 Cog6 ok </text:p>
      <text:p text:style-name="P6"/>
      <text:p text:style-name="P6">--- Display all setting </text:p>
      <text:p text:style-name="P10">all</text:p>
      <text:p text:style-name="P7"/>
      <text:p text:style-name="P7">CurrentTime </text:p>
      <text:p text:style-name="P7">Year: 2013 </text:p>
      <text:p text:style-name="P7">Date: NOV 5 TUE </text:p>
      <text:p text:style-name="P7">Time: 20:29:14 </text:p>
      <text:p text:style-name="P7"/>
      <text:p text:style-name="P7"/>
      <text:p text:style-name="P7">Alarm1 setting </text:p>
      <text:p text:style-name="P7">Date: 5 </text:p>
      <text:p text:style-name="P7">Time: 20:30:00 </text:p>
      <text:p text:style-name="P7"/>
      <text:p text:style-name="P7"/>
      <text:p text:style-name="P7">Alarm2 setting </text:p>
      <text:p text:style-name="P7">Week: TUE </text:p>
      <text:p text:style-name="P7">Time: 20:33 </text:p>
      <text:p text:style-name="P7"/>
      <text:p text:style-name="P7">Prop0 Cog6 ok</text:p>
      <text:p text:style-name="P6"/>
      <text:p text:style-name="P6"/>
      <text:p text:style-name="P6"/>
      <text:p text:style-name="P6"/>
      <text:p text:style-name="P6"/>
      <text:p text:style-name="P6"><text:soft-page-break/>INTA-pin goes to Low at 20:30 11/5 TUE</text:p>
      <text:p text:style-name="P6">--- Check alarm1/alarm2 flag </text:p>
      <text:p text:style-name="P10">chk_INT</text:p>
      <text:p text:style-name="P7">Alarm1 Flag:1 </text:p>
      <text:p text:style-name="P7">Alarm2 Flag:0 </text:p>
      <text:p text:style-name="P7"/>
      <text:p text:style-name="P7">Prop0 Cog6 ok </text:p>
      <text:p text:style-name="P6"/>
      <text:p text:style-name="P6">INTA-pin goes to Hi </text:p>
      <text:p text:style-name="P6">--- Clear INT-flag for alarm1 </text:p>
      <text:p text:style-name="P10">alarm1 clr_INT</text:p>
      <text:p text:style-name="P7">Alarm1 Flag:0 </text:p>
      <text:p text:style-name="P7">Alarm2 Flag:0 </text:p>
      <text:p text:style-name="P7"/>
      <text:p text:style-name="P7">Prop0 Cog6 ok</text:p>
      <text:p text:style-name="P6"/>
      <text:p text:style-name="P6">INTA-pin goes to Low at 20:33 11/5 TUE</text:p>
      <text:p text:style-name="P6">--- Check alarm1/alarm2 flag </text:p>
      <text:p text:style-name="P10">chk_INT</text:p>
      <text:p text:style-name="P7">Alarm1 Flag:0 </text:p>
      <text:p text:style-name="P7">Alarm2 Flag:1 </text:p>
      <text:p text:style-name="P7">Prop0 Cog6 ok</text:p>
      <text:p text:style-name="P6">INTA-pin goes to Hi </text:p>
      <text:p text:style-name="P6">--- Clear INT-flag for alarm2 </text:p>
      <text:p text:style-name="P10">alarm2 clr_INT</text:p>
      <text:p text:style-name="P7">Alarm1 Flag:0 </text:p>
      <text:p text:style-name="P7">Alarm2 Flag:0 </text:p>
      <text:p text:style-name="P7"/>
      <text:p text:style-name="P7">Prop0 Cog6 ok</text:p>
      <text:p text:style-name="P6"/>
      <text:p text:style-name="P6">--- Set INTCN <text:s/>because of using SQW/INTB-pin </text:p>
      <text:p text:style-name="P10">1 set_INTCN</text:p>
      <text:p text:style-name="P7">Prop0 Cog6 ok </text:p>
      <text:p text:style-name="P6"/>
      <text:p text:style-name="P6">--- Set alarm2 to Tue 20:36 </text:p>
      <text:p text:style-name="P10">2 20 36 set_alm2</text:p>
      <text:p text:style-name="P7"/>
      <text:p text:style-name="P7">Alarm2 setting </text:p>
      <text:p text:style-name="P7">Week: TUE </text:p>
      <text:p text:style-name="P7">Time: 20:36 </text:p>
      <text:p text:style-name="P7"/>
      <text:p text:style-name="P7">Alarm1 Interupt:Enabled </text:p>
      <text:p text:style-name="P7">Alarm2 Interupt:Enabled </text:p>
      <text:p text:style-name="P7">Prop0 Cog6 ok</text:p>
      <text:p text:style-name="P6"><text:soft-page-break/>--- Set alarm2 to [No Day/Date] </text:p>
      <text:p text:style-name="P10">1 alarm2 no_DY/DT</text:p>
      <text:p text:style-name="P7">Prop0 Cog6 ok</text:p>
      <text:p text:style-name="P6"/>
      <text:p text:style-name="P6">--- Display all setting </text:p>
      <text:p text:style-name="P10">all</text:p>
      <text:p text:style-name="P7"/>
      <text:p text:style-name="P7">CurrentTime </text:p>
      <text:p text:style-name="P7">Year: 2013 </text:p>
      <text:p text:style-name="P7">Date: NOV 5 TUE </text:p>
      <text:p text:style-name="P7">Time: 20:34:26 </text:p>
      <text:p text:style-name="P7"/>
      <text:p text:style-name="P7"/>
      <text:p text:style-name="P7">Alarm1 setting </text:p>
      <text:p text:style-name="P7">Date: 5 </text:p>
      <text:p text:style-name="P7">Time: 20:30:00 </text:p>
      <text:p text:style-name="P7"/>
      <text:p text:style-name="P7"/>
      <text:p text:style-name="P7">Alarm2 setting </text:p>
      <text:p text:style-name="P7">Time: 20:36 </text:p>
      <text:p text:style-name="P7"/>
      <text:p text:style-name="P7">Prop0 Cog6 ok</text:p>
      <text:p text:style-name="P6"/>
      <text:p text:style-name="P6">SQW/INTB-pin goes to Low at 21:10 </text:p>
      <text:p text:style-name="P6">--- Check alarm1/alarm2 flag </text:p>
      <text:p text:style-name="P10">chk_INT </text:p>
      <text:p text:style-name="P7">Alarm1 Flag:0 </text:p>
      <text:p text:style-name="P7">Alarm2 Flag:1 </text:p>
      <text:p text:style-name="P7"/>
      <text:p text:style-name="P7">Prop0 Cog6 ok</text:p>
      <text:p text:style-name="P6"/>
      <text:p text:style-name="P6">--- Clear INT-flag for alarm1 </text:p>
      <text:p text:style-name="P10">alarm2 clr_INT </text:p>
      <text:p text:style-name="P7">Alarm1 Flag:0 </text:p>
      <text:p text:style-name="P7">Alarm2 Flag:0 </text:p>
      <text:p text:style-name="P7"/>
      <text:p text:style-name="P7">Prop0 Cog6 ok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-- Back alarm2 to [Date] </text:p>
      <text:p text:style-name="P10">0 alarm2 no_DY/DT</text:p>
      <text:p text:style-name="P7">Prop0 Cog6 ok </text:p>
      <text:p text:style-name="P7">all </text:p>
      <text:p text:style-name="P7"/>
      <text:p text:style-name="P7">CurrentTime </text:p>
      <text:p text:style-name="P7">Year: 2013 </text:p>
      <text:p text:style-name="P7">Date: NOV 5 TUE </text:p>
      <text:p text:style-name="P7">Time: 20:36:50 </text:p>
      <text:p text:style-name="P7"/>
      <text:p text:style-name="P7"/>
      <text:p text:style-name="P7">Alarm1 setting </text:p>
      <text:p text:style-name="P7">Date: 5 </text:p>
      <text:p text:style-name="P7">Time: 20:30:00 </text:p>
      <text:p text:style-name="P7"/>
      <text:p text:style-name="P7"/>
      <text:p text:style-name="P7">Alarm2 setting </text:p>
      <text:p text:style-name="P7">Week: TUE </text:p>
      <text:p text:style-name="P7">Time: 20:36 </text:p>
      <text:p text:style-name="P7"/>
      <text:p text:style-name="P7">Prop0 Cog6 ok</text:p>
      <text:p text:style-name="P6"/>
      <text:p text:style-name="P6">Set current/alarm1/alarm2 to 12Hour-mode</text:p>
      <text:p text:style-name="P10">1 set_12H</text:p>
      <text:p text:style-name="P7"/>
      <text:p text:style-name="P7">CurrentTime </text:p>
      <text:p text:style-name="P7">Year: 2013 </text:p>
      <text:p text:style-name="P7">Date: NOV 5 TUE </text:p>
      <text:p text:style-name="P7">Time: PM 08:37:05 </text:p>
      <text:p text:style-name="P7"/>
      <text:p text:style-name="P7">Alarm1 setting </text:p>
      <text:p text:style-name="P7">Date: 5 </text:p>
      <text:p text:style-name="P7">Time: PM 08:30:00 </text:p>
      <text:p text:style-name="P7"/>
      <text:p text:style-name="P7">Alarm2 setting </text:p>
      <text:p text:style-name="P7">Week: TUE </text:p>
      <text:p text:style-name="P7">Time: PM 08:36 </text:p>
      <text:p text:style-name="P7"/>
      <text:p text:style-name="P7">Prop0 Cog6 ok </text:p>
      <text:p text:style-name="P6"/>
      <text:p text:style-name="P6"/>
      <text:p text:style-name="P6"/>
      <text:p text:style-name="P6"/>
      <text:p text:style-name="P6"/>
      <text:p text:style-name="P6"><text:soft-page-break/>--- Set alarm1 to [Date]5 20:40:00 </text:p>
      <text:p text:style-name="P10">5 20 40 set_alm1</text:p>
      <text:p text:style-name="P7"/>
      <text:p text:style-name="P7">Alarm1 setting </text:p>
      <text:p text:style-name="P7">Date: 5 </text:p>
      <text:p text:style-name="P7">Time: PM 08:40:00 </text:p>
      <text:p text:style-name="P7"/>
      <text:p text:style-name="P7">Alarm1 Interupt:Enabled </text:p>
      <text:p text:style-name="P7">Alarm2 Interupt:Enabled </text:p>
      <text:p text:style-name="P7">Prop0 Cog6 ok</text:p>
      <text:p text:style-name="P6"/>
      <text:p text:style-name="P6">--- Display all setting </text:p>
      <text:p text:style-name="P10">all</text:p>
      <text:p text:style-name="P7"/>
      <text:p text:style-name="P7">CurrentTime </text:p>
      <text:p text:style-name="P7">Year: 2013 </text:p>
      <text:p text:style-name="P7">Date: NOV 5 TUE </text:p>
      <text:p text:style-name="P7">Time: PM 08:38:06 </text:p>
      <text:p text:style-name="P7"/>
      <text:p text:style-name="P7">Alarm1 setting </text:p>
      <text:p text:style-name="P7">Date: 5 </text:p>
      <text:p text:style-name="P7">Time: PM 08:40:00 </text:p>
      <text:p text:style-name="P7"/>
      <text:p text:style-name="P7">Alarm2 setting </text:p>
      <text:p text:style-name="P7">Week: TUE </text:p>
      <text:p text:style-name="P7">Time: PM 08:36 </text:p>
      <text:p text:style-name="P7"/>
      <text:p text:style-name="P7">Prop0 Cog6 ok</text:p>
      <text:p text:style-name="P6">INTA-pin goes to Low at 20:40 </text:p>
      <text:p text:style-name="P6">--- Check alarm1/alarm2 flag </text:p>
      <text:p text:style-name="P10">chk_INT</text:p>
      <text:p text:style-name="P7">Alarm1 Flag:1 </text:p>
      <text:p text:style-name="P7">Alarm2 Flag:0 </text:p>
      <text:p text:style-name="P7"/>
      <text:p text:style-name="P7">Prop0 Cog6 ok</text:p>
      <text:p text:style-name="P6"/>
      <text:p text:style-name="P6"><text:s/>INTA-pin goes to Hi </text:p>
      <text:p text:style-name="P6">--- Clear INT-flag for alarm1 </text:p>
      <text:p text:style-name="P10">alarm1 clr_INT</text:p>
      <text:p text:style-name="P7">Alarm1 Flag:0 </text:p>
      <text:p text:style-name="P7">Alarm2 Flag:0 </text:p>
      <text:p text:style-name="P7"/>
      <text:p text:style-name="P7">Prop0 Cog6 ok </text:p>
      <text:p text:style-name="P6"/>
      <text:p text:style-name="P6"><text:soft-page-break/>--- Check INTCN </text:p>
      <text:p text:style-name="P10">control DS1337 i2c_rd hex st? sc</text:p>
      <text:p text:style-name="P7">ST: 0000_001F 0000_0000 </text:p>
      <text:p text:style-name="P7">2 items cleared </text:p>
      <text:p text:style-name="P7">Prop0 Cog6 ok </text:p>
      <text:p text:style-name="P6">--- Clear INTCN </text:p>
      <text:p text:style-name="P10">0 set_INTCN</text:p>
      <text:p text:style-name="P7">Prop0 Cog6 ok </text:p>
      <text:p text:style-name="P7">control DS1337 i2c_rd st? sc </text:p>
      <text:p text:style-name="P10">control DS1337 i2c_rd st? sc</text:p>
      <text:p text:style-name="P7">ST: 0000_001B 0000_0000 </text:p>
      <text:p text:style-name="P7">2 items cleared </text:p>
      <text:p text:style-name="P7">Prop0 Cog6 ok</text:p>
      <text:p text:style-name="P6"/>
      <text:p text:style-name="P6">--- output 8.192kHz from SQW/INTB-pin (default is 32.768kHz) --- </text:p>
      <text:p text:style-name="P10">8kHz set_SQW</text:p>
      <text:p text:style-name="P7">Prop0 Cog6 ok </text:p>
      <text:p text:style-name="P6">--- output 4.096kHz from SQW/INTB-pin --- </text:p>
      <text:p text:style-name="P10">4kHz set_SQW</text:p>
      <text:p text:style-name="P7">Prop0 Cog6 ok </text:p>
      <text:p text:style-name="P6">--- output 32.768kHz from SQW/INTB-pin --- </text:p>
      <text:p text:style-name="P7">32kHz set_SQW </text:p>
      <text:p text:style-name="P10">32kHz set_SQW</text:p>
      <text:p text:style-name="P7">Prop0 Cog6 ok </text:p>
      <text:p text:style-name="P6">--- output 1Hz from SQW/INTB-pin --- </text:p>
      <text:p text:style-name="P10">1Hz set_SQW</text:p>
      <text:p text:style-name="P7">Prop0 Cog6 ok </text:p>
      <text:p text:style-name="P6"/>
      <text:p text:style-name="P6">--- When osc stop, DS1337's clock stop --- </text:p>
      <text:p text:style-name="P6">-- 1Hz blinking stop </text:p>
      <text:p text:style-name="P10">0 osc_on/off</text:p>
      <text:p text:style-name="P7">Prop0 Cog6 ok </text:p>
      <text:p text:style-name="P6">--- Re-start DS1337's clock --- </text:p>
      <text:p text:style-name="P6">-- 1Hz blinking re-start </text:p>
      <text:p text:style-name="P10">1 osc_on/off</text:p>
      <text:p text:style-name="P7">Prop0 Cog6 ok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L Pゴシック" fo:font-size="14pt" style:font-name-asian="VL Pゴシック1" style:font-size-asian="14pt" style:font-name-complex="VL Pゴシック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az</meta:initial-creator>
    <meta:creation-date>2013-11-08T22:02:11</meta:creation-date>
    <dc:creator>kaz</dc:creator>
    <dc:date>2013-11-09T20:55:02</dc:date>
    <meta:editing-cycles>17</meta:editing-cycles>
    <meta:editing-duration>PT33M48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8" meta:paragraph-count="248" meta:word-count="791" meta:character-count="4579"/>
  </office:meta>
</office:document-meta>
</file>